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16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73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5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8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29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17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61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4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9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40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9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90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01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40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23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76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81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6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06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374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80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46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42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56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57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2.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17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9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98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9.08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85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75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3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56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38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98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74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04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03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91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2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8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42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17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966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94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9.15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9.67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3.92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7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1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90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53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60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17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74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3.393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97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19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2.23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544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58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148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57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5.33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20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4.03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22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7.457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9.3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37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3.57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3.75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Liberation Serif" fo:font-size="13pt" fo:font-weight="bold" style:font-name-asian="Liberation Serif" style:font-size-asian="13pt" style:font-weight-asian="bold" style:font-name-complex="Liberation Serif" style:font-size-complex="13pt" style:font-weight-complex="bold"/>
    </style:style>
    <style:style style:name="T2" style:family="text">
      <style:text-properties fo:color="#000000" loext:opacity="100%" style:font-name="Liberation Serif" fo:font-size="13pt" fo:font-weight="normal" style:font-name-asian="Liberation Serif" style:font-size-asian="13pt" style:font-weight-asian="normal" style:font-name-complex="Liberation Serif" style:font-size-complex="13pt" style:font-weight-complex="normal"/>
    </style:style>
    <style:style style:name="T3" style:family="text">
      <style:text-properties fo:color="#000080" loext:opacity="100%" style:font-name="Liberation Serif" fo:font-size="13pt" fo:font-weight="normal" style:font-name-asian="Liberation Serif" style:font-size-asian="13pt" style:font-weight-asian="normal" style:font-name-complex="Liberation Serif" style:font-size-complex="13pt" style:font-weight-complex="normal"/>
    </style:style>
    <style:style style:name="T4" style:family="text">
      <style:text-properties fo:color="#000000" loext:opacity="100%" style:font-name="Liberation Serif" fo:font-size="7.5pt" fo:font-weight="normal" style:font-name-asian="Liberation Serif" style:font-size-asian="7.5pt" style:font-weight-asian="normal" style:font-name-complex="Liberation Serif" style:font-size-complex="7.5pt" style:font-weight-complex="normal"/>
    </style:style>
    <style:style style:name="T5" style:family="text">
      <style:text-properties fo:color="#000000" loext:opacity="100%" style:font-name="Liberation Serif" fo:font-size="15pt" fo:font-weight="bold" style:font-name-asian="Liberation Serif" style:font-size-asian="15pt" style:font-weight-asian="bold" style:font-name-complex="Liberation Serif" style:font-size-complex="15pt" style:font-weight-complex="bold"/>
    </style:style>
    <style:style style:name="T6" style:family="text">
      <style:text-properties fo:color="#000000" loext:opacity="100%"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color="#000000" loext:opacity="100%"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165cm" svg:height="0.505cm" svg:x="2.004cm" svg:y="2.022cm">
          <draw:text-box>
            <text:p text:style-name="P1"><text:span text:style-name="T1">AMIR SOHAIL</text:span></text:p>
          </draw:text-box>
        </draw:frame>
        <draw:frame draw:style-name="gr2" draw:text-style-name="P2" draw:layer="layout" svg:width="4.739cm" svg:height="0.505cm" svg:x="14.005cm" svg:y="2.022cm">
          <draw:text-box>
            <text:p text:style-name="P1"><text:span text:style-name="T2">Contact No.: 7019727855</text:span></text:p>
          </draw:text-box>
        </draw:frame>
        <draw:line draw:style-name="gr3" draw:text-style-name="P3" draw:layer="layout" svg:x1="13.342cm" svg:y1="2.998cm" svg:x2="18.566cm" svg:y2="2.998cm">
          <text:p/>
        </draw:line>
        <draw:frame draw:style-name="gr4" draw:text-style-name="P2" draw:layer="layout" svg:width="6.543cm" svg:height="0.505cm" svg:x="12.005cm" svg:y="2.548cm">
          <draw:text-box>
            <text:p text:style-name="P1"><text:span text:style-name="T2">Email: </text:span><text:span text:style-name="T3">amirsohail0717@gmail.com</text:span></text:p>
          </draw:text-box>
        </draw:frame>
        <draw:frame draw:style-name="gr5" draw:text-style-name="P2" draw:layer="layout" svg:width="4.586cm" svg:height="0.505cm" svg:x="2.004cm" svg:y="3.602cm">
          <draw:text-box>
            <text:p text:style-name="P1"><text:span text:style-name="T1">Professional Summary:</text:span></text:p>
          </draw:text-box>
        </draw:frame>
        <draw:frame draw:style-name="gr6" draw:text-style-name="P2" draw:layer="layout" svg:width="1.297cm" svg:height="0.505cm" svg:x="2.004cm" svg:y="4.657cm">
          <draw:text-box>
            <text:p text:style-name="P1"><text:span text:style-name="T2">Course</text:span></text:p>
          </draw:text-box>
        </draw:frame>
        <draw:frame draw:style-name="gr7" draw:text-style-name="P2" draw:layer="layout" svg:width="3.177cm" svg:height="0.505cm" svg:x="6.004cm" svg:y="4.657cm">
          <draw:text-box>
            <text:p text:style-name="P1"><text:span text:style-name="T2">University/Board</text:span></text:p>
          </draw:text-box>
        </draw:frame>
        <draw:frame draw:style-name="gr8" draw:text-style-name="P2" draw:layer="layout" svg:width="1.615cm" svg:height="0.505cm" svg:x="12.005cm" svg:y="4.657cm">
          <draw:text-box>
            <text:p text:style-name="P1"><text:span text:style-name="T2">Institute </text:span></text:p>
          </draw:text-box>
        </draw:frame>
        <draw:frame draw:style-name="gr9" draw:text-style-name="P2" draw:layer="layout" svg:width="2.745cm" svg:height="0.505cm" svg:x="2.004cm" svg:y="5.712cm">
          <draw:text-box>
            <text:p text:style-name="P1"><text:span text:style-name="T2">M.E. Machine </text:span></text:p>
          </draw:text-box>
        </draw:frame>
        <draw:frame draw:style-name="gr10" draw:text-style-name="P2" draw:layer="layout" svg:width="3.925cm" svg:height="0.505cm" svg:x="6.004cm" svg:y="5.712cm">
          <draw:text-box>
            <text:p text:style-name="P1"><text:span text:style-name="T2">Bangalore University</text:span></text:p>
          </draw:text-box>
        </draw:frame>
        <draw:frame draw:style-name="gr5" draw:text-style-name="P2" draw:layer="layout" svg:width="4.586cm" svg:height="0.505cm" svg:x="12.005cm" svg:y="5.712cm">
          <draw:text-box>
            <text:p text:style-name="P1"><text:span text:style-name="T2">U.V.C.E. of engineering </text:span></text:p>
          </draw:text-box>
        </draw:frame>
        <draw:frame draw:style-name="gr6" draw:text-style-name="P2" draw:layer="layout" svg:width="1.297cm" svg:height="0.505cm" svg:x="2.004cm" svg:y="6.241cm">
          <draw:text-box>
            <text:p text:style-name="P1"><text:span text:style-name="T2">Design</text:span></text:p>
          </draw:text-box>
        </draw:frame>
        <draw:frame draw:style-name="gr11" draw:text-style-name="P2" draw:layer="layout" svg:width="2.402cm" svg:height="0.505cm" svg:x="2.004cm" svg:y="7.296cm">
          <draw:text-box>
            <text:p text:style-name="P1"><text:span text:style-name="T2">B.E. Mechan</text:span></text:p>
          </draw:text-box>
        </draw:frame>
        <draw:frame draw:style-name="gr12" draw:text-style-name="P2" draw:layer="layout" svg:width="3.95cm" svg:height="0.505cm" svg:x="6.004cm" svg:y="7.296cm">
          <draw:text-box>
            <text:p text:style-name="P1"><text:span text:style-name="T2">Visvesvaraya Techno</text:span></text:p>
          </draw:text-box>
        </draw:frame>
        <draw:frame draw:style-name="gr13" draw:text-style-name="P2" draw:layer="layout" svg:width="5.905cm" svg:height="0.505cm" svg:x="12.005cm" svg:y="7.296cm">
          <draw:text-box>
            <text:p text:style-name="P1"><text:span text:style-name="T2">Khaja Banda Nawaz College of </text:span></text:p>
          </draw:text-box>
        </draw:frame>
        <draw:frame draw:style-name="gr14" draw:text-style-name="P2" draw:layer="layout" svg:width="3.011cm" svg:height="0.505cm" svg:x="2.004cm" svg:y="7.822cm">
          <draw:text-box>
            <text:p text:style-name="P1"><text:span text:style-name="T2">ical Engineering</text:span></text:p>
          </draw:text-box>
        </draw:frame>
        <draw:frame draw:style-name="gr15" draw:text-style-name="P2" draw:layer="layout" svg:width="3.405cm" svg:height="0.505cm" svg:x="6.004cm" svg:y="7.822cm">
          <draw:text-box>
            <text:p text:style-name="P1"><text:span text:style-name="T2">logical University,</text:span></text:p>
          </draw:text-box>
        </draw:frame>
        <draw:frame draw:style-name="gr16" draw:text-style-name="P2" draw:layer="layout" svg:width="2.236cm" svg:height="0.505cm" svg:x="12.005cm" svg:y="7.822cm">
          <draw:text-box>
            <text:p text:style-name="P1"><text:span text:style-name="T2">Engineering</text:span></text:p>
          </draw:text-box>
        </draw:frame>
        <draw:frame draw:style-name="gr17" draw:text-style-name="P2" draw:layer="layout" svg:width="1.767cm" svg:height="0.505cm" svg:x="6.004cm" svg:y="8.351cm">
          <draw:text-box>
            <text:p text:style-name="P1"><text:span text:style-name="T2">Belgaum.</text:span></text:p>
          </draw:text-box>
        </draw:frame>
        <draw:frame draw:style-name="gr18" draw:text-style-name="P2" draw:layer="layout" svg:width="0.459cm" svg:height="0.505cm" svg:x="2.004cm" svg:y="9.406cm">
          <draw:text-box>
            <text:p text:style-name="P1"><text:span text:style-name="T2">12</text:span></text:p>
          </draw:text-box>
        </draw:frame>
        <draw:frame draw:style-name="gr19" draw:text-style-name="P4" draw:layer="layout" svg:width="0.264cm" svg:height="0.297cm" svg:x="2.462cm" svg:y="9.395cm">
          <draw:text-box>
            <text:p text:style-name="P1"><text:span text:style-name="T4">th</text:span></text:p>
          </draw:text-box>
        </draw:frame>
        <draw:frame draw:style-name="gr20" draw:text-style-name="P2" draw:layer="layout" svg:width="0.458cm" svg:height="0.505cm" svg:x="2.671cm" svg:y="9.406cm">
          <draw:text-box>
            <text:p text:style-name="P1"><text:span text:style-name="T2"><text:s/></text:span></text:p>
          </draw:text-box>
        </draw:frame>
        <draw:frame draw:style-name="gr21" draw:text-style-name="P2" draw:layer="layout" svg:width="3.811cm" svg:height="0.505cm" svg:x="6.004cm" svg:y="9.406cm">
          <draw:text-box>
            <text:p text:style-name="P1"><text:span text:style-name="T2">Karnataka PU Board</text:span></text:p>
          </draw:text-box>
        </draw:frame>
        <draw:frame draw:style-name="gr22" draw:text-style-name="P2" draw:layer="layout" svg:width="3.761cm" svg:height="0.505cm" svg:x="12.005cm" svg:y="9.406cm">
          <draw:text-box>
            <text:p text:style-name="P1"><text:span text:style-name="T2">S.G.V.P. PU college</text:span></text:p>
          </draw:text-box>
        </draw:frame>
        <draw:frame draw:style-name="gr18" draw:text-style-name="P2" draw:layer="layout" svg:width="0.459cm" svg:height="0.505cm" svg:x="2.004cm" svg:y="10.46cm">
          <draw:text-box>
            <text:p text:style-name="P1"><text:span text:style-name="T2">10</text:span></text:p>
          </draw:text-box>
        </draw:frame>
        <draw:frame draw:style-name="gr19" draw:text-style-name="P4" draw:layer="layout" svg:width="0.264cm" svg:height="0.297cm" svg:x="2.462cm" svg:y="10.45cm">
          <draw:text-box>
            <text:p text:style-name="P1"><text:span text:style-name="T4">th</text:span></text:p>
          </draw:text-box>
        </draw:frame>
        <draw:frame draw:style-name="gr23" draw:text-style-name="P2" draw:layer="layout" svg:width="4.14cm" svg:height="0.505cm" svg:x="6.004cm" svg:y="10.46cm">
          <draw:text-box>
            <text:p text:style-name="P1"><text:span text:style-name="T2">Karnataka State Board</text:span></text:p>
          </draw:text-box>
        </draw:frame>
        <draw:frame draw:style-name="gr24" draw:text-style-name="P2" draw:layer="layout" svg:width="3.063cm" svg:height="0.505cm" svg:x="12.005cm" svg:y="10.46cm">
          <draw:text-box>
            <text:p text:style-name="P1"><text:span text:style-name="T2">St. Paul’s school</text:span></text:p>
          </draw:text-box>
        </draw:frame>
        <draw:frame draw:style-name="gr25" draw:text-style-name="P2" draw:layer="layout" svg:width="1.374cm" svg:height="0.505cm" svg:x="2.004cm" svg:y="12.041cm">
          <draw:text-box>
            <text:p text:style-name="P1"><text:span text:style-name="T1">Skills:-</text:span></text:p>
          </draw:text-box>
        </draw:frame>
        <draw:frame draw:style-name="gr26" draw:text-style-name="P2" draw:layer="layout" svg:width="5.802cm" svg:height="0.505cm" svg:x="2.004cm" svg:y="12.57cm">
          <draw:text-box>
            <text:p text:style-name="P1"><text:span text:style-name="T1">Languages</text:span><text:span text:style-name="T2">: <text:s/>Python , C#, C++.</text:span></text:p>
          </draw:text-box>
        </draw:frame>
        <draw:frame draw:style-name="gr27" draw:text-style-name="P2" draw:layer="layout" svg:width="11.469cm" svg:height="0.505cm" svg:x="2.004cm" svg:y="13.096cm">
          <draw:text-box>
            <text:p text:style-name="P1"><text:span text:style-name="T1">3D Simulation / Game Engine</text:span><text:span text:style-name="T2">: Unreal Engine 4/5 , Unity 3D</text:span></text:p>
          </draw:text-box>
        </draw:frame>
        <draw:frame draw:style-name="gr28" draw:text-style-name="P2" draw:layer="layout" svg:width="8.421cm" svg:height="0.505cm" svg:x="2.004cm" svg:y="13.625cm">
          <draw:text-box>
            <text:p text:style-name="P1"><text:span text:style-name="T1">Framework &amp; Libraries</text:span><text:span text:style-name="T2">: Django, Open CV.</text:span></text:p>
          </draw:text-box>
        </draw:frame>
        <draw:frame draw:style-name="gr29" draw:text-style-name="P2" draw:layer="layout" svg:width="1.564cm" svg:height="0.505cm" svg:x="2.004cm" svg:y="14.151cm">
          <draw:text-box>
            <text:p text:style-name="P1"><text:span text:style-name="T1">DBMS</text:span><text:span text:style-name="T2">: </text:span></text:p>
          </draw:text-box>
        </draw:frame>
        <draw:frame draw:style-name="gr30" draw:text-style-name="P2" draw:layer="layout" svg:width="5.578cm" svg:height="0.505cm" svg:x="4.004cm" svg:y="14.151cm">
          <draw:text-box>
            <text:p text:style-name="P1"><text:span text:style-name="T2"><text:s text:c="3"/></text:span><text:span text:style-name="T2">SQLite, MySQL, MongoDB</text:span></text:p>
          </draw:text-box>
        </draw:frame>
        <draw:frame draw:style-name="gr31" draw:text-style-name="P2" draw:layer="layout" svg:width="12.13cm" svg:height="0.505cm" svg:x="2.004cm" svg:y="14.68cm">
          <draw:text-box>
            <text:p text:style-name="P1"><text:span text:style-name="T1">Web Tech</text:span><text:span text:style-name="T2">: <text:s text:c="2"/>HTML, CSS, JavaScript, React, Postman, Bootstrap.</text:span></text:p>
          </draw:text-box>
        </draw:frame>
        <draw:frame draw:style-name="gr32" draw:text-style-name="P2" draw:layer="layout" svg:width="11.177cm" svg:height="0.505cm" svg:x="2.004cm" svg:y="15.205cm">
          <draw:text-box>
            <text:p text:style-name="P1"><text:span text:style-name="T1">Dev Tools</text:span><text:span text:style-name="T2">: <text:s text:c="2"/>Visual Studio, PyCharm, Docker, GitHub,Rider</text:span></text:p>
          </draw:text-box>
        </draw:frame>
        <draw:frame draw:style-name="gr33" draw:text-style-name="P2" draw:layer="layout" svg:width="4.942cm" svg:height="0.505cm" svg:x="2.004cm" svg:y="16.26cm">
          <draw:text-box>
            <text:p text:style-name="P1"><text:span text:style-name="T1">Training/Certifications: -</text:span></text:p>
          </draw:text-box>
        </draw:frame>
        <draw:frame draw:style-name="gr34" draw:text-style-name="P2" draw:layer="layout" svg:width="7.29cm" svg:height="0.505cm" svg:x="2.004cm" svg:y="16.789cm">
          <draw:text-box>
            <text:p text:style-name="P1"><text:span text:style-name="T2">Certified Advance Python Programmer.</text:span></text:p>
          </draw:text-box>
        </draw:frame>
        <draw:frame draw:style-name="gr35" draw:text-style-name="P2" draw:layer="layout" svg:width="1.92cm" svg:height="0.505cm" svg:x="2.004cm" svg:y="17.844cm">
          <draw:text-box>
            <text:p text:style-name="P1"><text:span text:style-name="T1">GitHub: -</text:span></text:p>
          </draw:text-box>
        </draw:frame>
        <draw:line draw:style-name="gr3" draw:text-style-name="P3" draw:layer="layout" svg:x1="2.003cm" svg:y1="18.82cm" svg:x2="8.004cm" svg:y2="18.82cm">
          <text:p/>
        </draw:line>
        <draw:frame draw:style-name="gr36" draw:text-style-name="P2" draw:layer="layout" svg:width="5.984cm" svg:height="0.505cm" svg:x="2.004cm" svg:y="18.37cm">
          <draw:text-box>
            <text:p text:style-name="P1"><text:span text:style-name="T3">https://github.com/AmirSohail-1</text:span></text:p>
          </draw:text-box>
        </draw:frame>
        <draw:line draw:style-name="gr3" draw:text-style-name="P3" draw:layer="layout" svg:x1="3.877cm" svg:y1="19.349cm" svg:x2="11.108cm" svg:y2="19.349cm">
          <text:p/>
        </draw:line>
        <draw:frame draw:style-name="gr37" draw:text-style-name="P2" draw:layer="layout" svg:width="9.082cm" svg:height="0.505cm" svg:x="2.004cm" svg:y="18.899cm">
          <draw:text-box>
            <text:p text:style-name="P1"><text:span text:style-name="T2">Portfolio: </text:span><text:span text:style-name="T3">https://amirsohail-1.github.io/Portfolio/</text:span></text:p>
          </draw:text-box>
        </draw:frame>
        <draw:frame draw:style-name="gr20" draw:text-style-name="P2" draw:layer="layout" svg:width="0.458cm" svg:height="0.505cm" svg:x="2.004cm" svg:y="19.425cm">
          <draw:text-box>
            <text:p text:style-name="P1"><text:span text:style-name="T2"><text:s/></text:span></text:p>
          </draw:text-box>
        </draw:frame>
        <draw:frame draw:style-name="gr38" draw:text-style-name="P5" draw:layer="layout" svg:width="1.853cm" svg:height="0.585cm" svg:x="2.004cm" svg:y="20.484cm">
          <draw:text-box>
            <text:p text:style-name="P1"><text:span text:style-name="T5">Projects</text:span></text:p>
          </draw:text-box>
        </draw:frame>
        <draw:frame draw:style-name="gr39" draw:text-style-name="P6" draw:layer="layout" svg:width="0.493cm" svg:height="0.547cm" svg:x="3.856cm" svg:y="20.515cm">
          <draw:text-box>
            <text:p text:style-name="P1"><text:span text:style-name="T6"><text:s/></text:span><text:span text:style-name="T7">:-</text:span></text:p>
          </draw:text-box>
        </draw:frame>
        <draw:frame draw:style-name="gr40" draw:text-style-name="P2" draw:layer="layout" svg:width="6.755cm" svg:height="0.505cm" svg:x="2.004cm" svg:y="22.183cm">
          <draw:text-box>
            <text:p text:style-name="P1"><text:span text:style-name="T1">Project</text:span><text:span text:style-name="T2">: <text:s/>3d Interactive Applications</text:span></text:p>
          </draw:text-box>
        </draw:frame>
        <draw:frame draw:style-name="gr41" draw:text-style-name="P2" draw:layer="layout" svg:width="6.339cm" svg:height="0.505cm" svg:x="2.004cm" svg:y="22.712cm">
          <draw:text-box>
            <text:p text:style-name="P1"><text:span text:style-name="T1">Period</text:span><text:span text:style-name="T2">: April 2024 – August 2024</text:span></text:p>
          </draw:text-box>
        </draw:frame>
        <draw:frame draw:style-name="gr42" draw:text-style-name="P2" draw:layer="layout" svg:width="6.568cm" svg:height="0.505cm" svg:x="2.004cm" svg:y="23.238cm">
          <draw:text-box>
            <text:p text:style-name="P1"><text:span text:style-name="T1">Company</text:span><text:span text:style-name="T2">: Equinox Tech Solutions</text:span></text:p>
          </draw:text-box>
        </draw:frame>
        <draw:frame draw:style-name="gr43" draw:text-style-name="P2" draw:layer="layout" svg:width="2.389cm" svg:height="0.505cm" svg:x="2.004cm" svg:y="23.767cm">
          <draw:text-box>
            <text:p text:style-name="P1"><text:span text:style-name="T1">Description</text:span><text:span text:style-name="T2">:</text:span></text:p>
          </draw:text-box>
        </draw:frame>
        <draw:frame draw:style-name="gr44" draw:text-style-name="P2" draw:layer="layout" svg:width="5.983cm" svg:height="0.505cm" svg:x="2.004cm" svg:y="24.293cm">
          <draw:text-box>
            <text:p text:style-name="P1"><text:span text:style-name="T2">Movement &amp; Animation System</text:span></text:p>
          </draw:text-box>
        </draw:frame>
        <draw:frame draw:style-name="gr45" draw:text-style-name="P2" draw:layer="layout" svg:width="3.748cm" svg:height="0.505cm" svg:x="2.004cm" svg:y="24.822cm">
          <draw:text-box>
            <text:p text:style-name="P1"><text:span text:style-name="T2">UI/UX UMG Logic.</text:span></text:p>
          </draw:text-box>
        </draw:frame>
        <draw:frame draw:style-name="gr46" draw:text-style-name="P2" draw:layer="layout" svg:width="7.049cm" svg:height="0.505cm" svg:x="2.004cm" svg:y="25.348cm">
          <draw:text-box>
            <text:p text:style-name="P1"><text:span text:style-name="T1">Role</text:span><text:span text:style-name="T2">: Sr. Unreal Engine Programmer <text:s/></text:span></text:p>
          </draw:text-box>
        </draw:frame>
        <draw:frame draw:style-name="gr47" draw:text-style-name="P2" draw:layer="layout" svg:width="11.032cm" svg:height="0.505cm" svg:x="2.004cm" svg:y="25.877cm">
          <draw:text-box>
            <text:p text:style-name="P1"><text:span text:style-name="T1">Technologies</text:span><text:span text:style-name="T2">: Unreal Engine 5, <text:s/>C++, Visual Studio, Rider.</text:span></text:p>
          </draw:text-box>
        </draw:frame>
      </draw:page>
      <draw:page draw:name="page2" draw:style-name="dp1" draw:master-page-name="master-page36">
        <draw:frame draw:style-name="gr48" draw:text-style-name="P2" draw:layer="layout" svg:width="4.915cm" svg:height="0.505cm" svg:x="2.004cm" svg:y="4.657cm">
          <draw:text-box>
            <text:p text:style-name="P1"><text:span text:style-name="T2">Remote Unreal Developer </text:span></text:p>
          </draw:text-box>
        </draw:frame>
        <draw:frame draw:style-name="gr49" draw:text-style-name="P2" draw:layer="layout" svg:width="4.23cm" svg:height="0.505cm" svg:x="8.005cm" svg:y="4.657cm">
          <draw:text-box>
            <text:p text:style-name="P1"><text:span text:style-name="T2"><text:s/></text:span><text:span text:style-name="T2">[Jan 2022- Mar 2024] </text:span></text:p>
          </draw:text-box>
        </draw:frame>
        <draw:frame draw:style-name="gr50" draw:text-style-name="P2" draw:layer="layout" svg:width="2.985cm" svg:height="0.505cm" svg:x="2.004cm" svg:y="5.712cm">
          <draw:text-box>
            <text:p text:style-name="P1"><text:span text:style-name="T1">Project</text:span><text:span text:style-name="T2">: <text:s/>Gnxis </text:span></text:p>
          </draw:text-box>
        </draw:frame>
        <draw:frame draw:style-name="gr51" draw:text-style-name="P2" draw:layer="layout" svg:width="5.424cm" svg:height="0.505cm" svg:x="2.004cm" svg:y="6.241cm">
          <draw:text-box>
            <text:p text:style-name="P1"><text:span text:style-name="T1">Period</text:span><text:span text:style-name="T2">: Sep 2022 - Mar 2023</text:span></text:p>
          </draw:text-box>
        </draw:frame>
        <draw:frame draw:style-name="gr52" draw:text-style-name="P2" draw:layer="layout" svg:width="7.177cm" svg:height="0.505cm" svg:x="2.004cm" svg:y="6.767cm">
          <draw:text-box>
            <text:p text:style-name="P1"><text:span text:style-name="T1">Client</text:span><text:span text:style-name="T2">: Jose Luis, Xue Games, Remote</text:span></text:p>
          </draw:text-box>
        </draw:frame>
        <draw:frame draw:style-name="gr43" draw:text-style-name="P2" draw:layer="layout" svg:width="2.389cm" svg:height="0.505cm" svg:x="2.004cm" svg:y="7.296cm">
          <draw:text-box>
            <text:p text:style-name="P1"><text:span text:style-name="T1">Description</text:span><text:span text:style-name="T2">:</text:span></text:p>
          </draw:text-box>
        </draw:frame>
        <draw:frame draw:style-name="gr4" draw:text-style-name="P2" draw:layer="layout" svg:width="6.543cm" svg:height="0.505cm" svg:x="2.004cm" svg:y="7.822cm">
          <draw:text-box>
            <text:p text:style-name="P1"><text:span text:style-name="T2">Movement &amp; AnimationBP System</text:span></text:p>
          </draw:text-box>
        </draw:frame>
        <draw:frame draw:style-name="gr53" draw:text-style-name="P2" draw:layer="layout" svg:width="4.966cm" svg:height="0.505cm" svg:x="2.004cm" svg:y="8.351cm">
          <draw:text-box>
            <text:p text:style-name="P1"><text:span text:style-name="T2">Weapon <text:s/>&amp; Combat Logic.</text:span></text:p>
          </draw:text-box>
        </draw:frame>
        <draw:frame draw:style-name="gr54" draw:text-style-name="P2" draw:layer="layout" svg:width="1.945cm" svg:height="0.505cm" svg:x="2.004cm" svg:y="8.877cm">
          <draw:text-box>
            <text:p text:style-name="P1"><text:span text:style-name="T2">AI System</text:span></text:p>
          </draw:text-box>
        </draw:frame>
        <draw:frame draw:style-name="gr55" draw:text-style-name="P2" draw:layer="layout" svg:width="9.157cm" svg:height="0.505cm" svg:x="2.004cm" svg:y="9.406cm">
          <draw:text-box>
            <text:p text:style-name="P1"><text:span text:style-name="T1">Role</text:span><text:span text:style-name="T2">: Sr. Unreal Engine Programmer / Consultant</text:span></text:p>
          </draw:text-box>
        </draw:frame>
        <draw:frame draw:style-name="gr56" draw:text-style-name="P2" draw:layer="layout" svg:width="9.674cm" svg:height="0.505cm" svg:x="2.004cm" svg:y="9.931cm">
          <draw:text-box>
            <text:p text:style-name="P1"><text:span text:style-name="T1">Technologies</text:span><text:span text:style-name="T2">: Unreal Engine 5, <text:s/>C++, Visual Studio</text:span></text:p>
          </draw:text-box>
        </draw:frame>
        <draw:frame draw:style-name="gr57" draw:text-style-name="P2" draw:layer="layout" svg:width="13.925cm" svg:height="0.505cm" svg:x="2.004cm" svg:y="10.986cm">
          <draw:text-box>
            <text:p text:style-name="P1"><text:span text:style-name="T1">Portfolio Project</text:span><text:span text:style-name="T2">: Unreal Engine 5 ThirdPersonShooter Framework in C++</text:span></text:p>
          </draw:text-box>
        </draw:frame>
        <draw:frame draw:style-name="gr58" draw:text-style-name="P2" draw:layer="layout" svg:width="5.856cm" svg:height="0.505cm" svg:x="2.004cm" svg:y="11.515cm">
          <draw:text-box>
            <text:p text:style-name="P1"><text:span text:style-name="T1">Period</text:span><text:span text:style-name="T2">: Jan 2022 – March 2022</text:span></text:p>
          </draw:text-box>
        </draw:frame>
        <draw:frame draw:style-name="gr43" draw:text-style-name="P2" draw:layer="layout" svg:width="2.389cm" svg:height="0.505cm" svg:x="2.004cm" svg:y="12.041cm">
          <draw:text-box>
            <text:p text:style-name="P1"><text:span text:style-name="T1">Description</text:span><text:span text:style-name="T2">:</text:span></text:p>
          </draw:text-box>
        </draw:frame>
        <draw:frame draw:style-name="gr59" draw:text-style-name="P2" draw:layer="layout" svg:width="6.72cm" svg:height="0.505cm" svg:x="2.004cm" svg:y="12.57cm">
          <draw:text-box>
            <text:p text:style-name="P1"><text:span text:style-name="T2">Movement &amp; AnimationsBP System</text:span></text:p>
          </draw:text-box>
        </draw:frame>
        <draw:frame draw:style-name="gr53" draw:text-style-name="P2" draw:layer="layout" svg:width="4.966cm" svg:height="0.505cm" svg:x="2.004cm" svg:y="13.096cm">
          <draw:text-box>
            <text:p text:style-name="P1"><text:span text:style-name="T2">Weapon <text:s/>&amp; Combat Logic.</text:span></text:p>
          </draw:text-box>
        </draw:frame>
        <draw:frame draw:style-name="gr54" draw:text-style-name="P2" draw:layer="layout" svg:width="1.945cm" svg:height="0.505cm" svg:x="2.004cm" svg:y="13.625cm">
          <draw:text-box>
            <text:p text:style-name="P1"><text:span text:style-name="T2">AI System</text:span></text:p>
          </draw:text-box>
        </draw:frame>
        <draw:frame draw:style-name="gr60" draw:text-style-name="P2" draw:layer="layout" svg:width="6.414cm" svg:height="0.505cm" svg:x="2.004cm" svg:y="14.151cm">
          <draw:text-box>
            <text:p text:style-name="P1"><text:span text:style-name="T1">Role</text:span><text:span text:style-name="T2">: <text:s/>Unreal Engine Programmer </text:span></text:p>
          </draw:text-box>
        </draw:frame>
        <draw:frame draw:style-name="gr61" draw:text-style-name="P2" draw:layer="layout" svg:width="11.908cm" svg:height="0.505cm" svg:x="2.004cm" svg:y="14.68cm">
          <draw:text-box>
            <text:p text:style-name="P1"><text:span text:style-name="T1">Technologies</text:span><text:span text:style-name="T2">: Unreal Engine 5, C++, Blender3D, Visual Studio.</text:span></text:p>
          </draw:text-box>
        </draw:frame>
        <draw:frame draw:style-name="gr46" draw:text-style-name="P2" draw:layer="layout" svg:width="7.049cm" svg:height="0.505cm" svg:x="2.004cm" svg:y="15.735cm">
          <draw:text-box>
            <text:p text:style-name="P1"><text:span text:style-name="T1">Project: <text:s/></text:span><text:span text:style-name="T2">Jet-ski Unity3D Mobile App</text:span></text:p>
          </draw:text-box>
        </draw:frame>
        <draw:frame draw:style-name="gr62" draw:text-style-name="P2" draw:layer="layout" svg:width="5.538cm" svg:height="0.505cm" svg:x="2.004cm" svg:y="16.26cm">
          <draw:text-box>
            <text:p text:style-name="P1"><text:span text:style-name="T1">Period: </text:span><text:span text:style-name="T2">Dec 2021 - Feb 2022 </text:span></text:p>
          </draw:text-box>
        </draw:frame>
        <draw:frame draw:style-name="gr63" draw:text-style-name="P2" draw:layer="layout" svg:width="5.602cm" svg:height="0.505cm" svg:x="2.004cm" svg:y="16.789cm">
          <draw:text-box>
            <text:p text:style-name="P1"><text:span text:style-name="T1">Client</text:span><text:span text:style-name="T2">: X1 Race LLP, Remote</text:span></text:p>
          </draw:text-box>
        </draw:frame>
        <draw:frame draw:style-name="gr43" draw:text-style-name="P2" draw:layer="layout" svg:width="2.389cm" svg:height="0.505cm" svg:x="2.004cm" svg:y="17.315cm">
          <draw:text-box>
            <text:p text:style-name="P1"><text:span text:style-name="T1">Description</text:span><text:span text:style-name="T2">:</text:span></text:p>
          </draw:text-box>
        </draw:frame>
        <draw:frame draw:style-name="gr64" draw:text-style-name="P2" draw:layer="layout" svg:width="4.178cm" svg:height="0.505cm" svg:x="2.004cm" svg:y="17.844cm">
          <draw:text-box>
            <text:p text:style-name="P1"><text:span text:style-name="T2"><text:s/></text:span><text:span text:style-name="T2">User Interface System</text:span></text:p>
          </draw:text-box>
        </draw:frame>
        <draw:frame draw:style-name="gr65" draw:text-style-name="P2" draw:layer="layout" svg:width="2.744cm" svg:height="0.505cm" svg:x="2.004cm" svg:y="18.37cm">
          <draw:text-box>
            <text:p text:style-name="P1"><text:span text:style-name="T2"><text:s/></text:span><text:span text:style-name="T2">Ocean System</text:span></text:p>
          </draw:text-box>
        </draw:frame>
        <draw:frame draw:style-name="gr66" draw:text-style-name="P2" draw:layer="layout" svg:width="3.393cm" svg:height="0.505cm" svg:x="2.004cm" svg:y="18.899cm">
          <draw:text-box>
            <text:p text:style-name="P1"><text:span text:style-name="T2"><text:s/></text:span><text:span text:style-name="T2">AI Flocks System</text:span></text:p>
          </draw:text-box>
        </draw:frame>
        <draw:frame draw:style-name="gr67" draw:text-style-name="P2" draw:layer="layout" svg:width="2.973cm" svg:height="0.505cm" svg:x="2.004cm" svg:y="19.425cm">
          <draw:text-box>
            <text:p text:style-name="P1"><text:span text:style-name="T2"><text:s/></text:span><text:span text:style-name="T2">Particle System</text:span></text:p>
          </draw:text-box>
        </draw:frame>
        <draw:frame draw:style-name="gr68" draw:text-style-name="P2" draw:layer="layout" svg:width="4.192cm" svg:height="0.505cm" svg:x="2.004cm" svg:y="19.954cm">
          <draw:text-box>
            <text:p text:style-name="P1"><text:span text:style-name="T1">Role</text:span><text:span text:style-name="T2">: Unity Developer</text:span></text:p>
          </draw:text-box>
        </draw:frame>
        <draw:frame draw:style-name="gr69" draw:text-style-name="P2" draw:layer="layout" svg:width="12.232cm" svg:height="0.505cm" svg:x="2.004cm" svg:y="20.479cm">
          <draw:text-box>
            <text:p text:style-name="P1"><text:span text:style-name="T1">Technologies: </text:span><text:span text:style-name="T2">Unity Engine, Blender3D, Visual Studio, VS Code.</text:span></text:p>
          </draw:text-box>
        </draw:frame>
        <draw:frame draw:style-name="gr70" draw:text-style-name="P2" draw:layer="layout" svg:width="7.544cm" svg:height="0.505cm" svg:x="2.004cm" svg:y="21.534cm">
          <draw:text-box>
            <text:p text:style-name="P1"><text:span text:style-name="T1">Project</text:span><text:span text:style-name="T2">: Blogging Website using Django</text:span></text:p>
          </draw:text-box>
        </draw:frame>
        <draw:frame draw:style-name="gr71" draw:text-style-name="P2" draw:layer="layout" svg:width="5.589cm" svg:height="0.505cm" svg:x="2.004cm" svg:y="22.063cm">
          <draw:text-box>
            <text:p text:style-name="P1"><text:span text:style-name="T1">Period</text:span><text:span text:style-name="T2">: Dec 2019 - Mar 2020 </text:span></text:p>
          </draw:text-box>
        </draw:frame>
        <draw:frame draw:style-name="gr72" draw:text-style-name="P2" draw:layer="layout" svg:width="6.148cm" svg:height="0.505cm" svg:x="2.004cm" svg:y="22.589cm">
          <draw:text-box>
            <text:p text:style-name="P1"><text:span text:style-name="T1">Client</text:span><text:span text:style-name="T2">: Startup Orelio, Bangalore</text:span></text:p>
          </draw:text-box>
        </draw:frame>
        <draw:frame draw:style-name="gr43" draw:text-style-name="P2" draw:layer="layout" svg:width="2.389cm" svg:height="0.505cm" svg:x="2.004cm" svg:y="23.118cm">
          <draw:text-box>
            <text:p text:style-name="P1"><text:span text:style-name="T1">Description</text:span><text:span text:style-name="T2">:</text:span></text:p>
          </draw:text-box>
        </draw:frame>
        <draw:frame draw:style-name="gr73" draw:text-style-name="P2" draw:layer="layout" svg:width="4.574cm" svg:height="0.505cm" svg:x="2.004cm" svg:y="23.644cm">
          <draw:text-box>
            <text:p text:style-name="P1"><text:span text:style-name="T2"><text:s/></text:span><text:span text:style-name="T2">Login &amp; Logout System</text:span></text:p>
          </draw:text-box>
        </draw:frame>
        <draw:frame draw:style-name="gr74" draw:text-style-name="P2" draw:layer="layout" svg:width="5.334cm" svg:height="0.505cm" svg:x="2.004cm" svg:y="24.173cm">
          <draw:text-box>
            <text:p text:style-name="P1"><text:span text:style-name="T2"><text:s/></text:span><text:span text:style-name="T2">Create, Read &amp; Delete Posts</text:span></text:p>
          </draw:text-box>
        </draw:frame>
        <draw:frame draw:style-name="gr75" draw:text-style-name="P2" draw:layer="layout" svg:width="4.205cm" svg:height="0.505cm" svg:x="2.004cm" svg:y="24.699cm">
          <draw:text-box>
            <text:p text:style-name="P1"><text:span text:style-name="T2"><text:s/></text:span><text:span text:style-name="T2">Pagination and Profile</text:span></text:p>
          </draw:text-box>
        </draw:frame>
        <draw:frame draw:style-name="gr76" draw:text-style-name="P2" draw:layer="layout" svg:width="4.039cm" svg:height="0.505cm" svg:x="2.004cm" svg:y="25.228cm">
          <draw:text-box>
            <text:p text:style-name="P1"><text:span text:style-name="T2"><text:s/></text:span><text:span text:style-name="T2">Email Authentication</text:span></text:p>
          </draw:text-box>
        </draw:frame>
        <draw:frame draw:style-name="gr77" draw:text-style-name="P2" draw:layer="layout" svg:width="2.224cm" svg:height="0.505cm" svg:x="2.004cm" svg:y="25.753cm">
          <draw:text-box>
            <text:p text:style-name="P1"><text:span text:style-name="T1">Role</text:span><text:span text:style-name="T2">: Intern</text:span></text:p>
          </draw:text-box>
        </draw:frame>
        <draw:frame draw:style-name="gr78" draw:text-style-name="P2" draw:layer="layout" svg:width="7.457cm" svg:height="0.505cm" svg:x="2.004cm" svg:y="26.283cm">
          <draw:text-box>
            <text:p text:style-name="P1"><text:span text:style-name="T1">Technologies</text:span><text:span text:style-name="T2">: Django, Python, Postman</text:span></text:p>
          </draw:text-box>
        </draw:frame>
      </draw:page>
      <draw:page draw:name="page3" draw:style-name="dp1" draw:master-page-name="master-page39">
        <draw:frame draw:style-name="gr79" draw:text-style-name="P2" draw:layer="layout" svg:width="9.32cm" svg:height="0.505cm" svg:x="2.004cm" svg:y="2.022cm">
          <draw:text-box>
            <text:p text:style-name="P1"><text:span text:style-name="T1">Project</text:span><text:span text:style-name="T2">: Traffic Vehicle Detection using Open CV</text:span></text:p>
          </draw:text-box>
        </draw:frame>
        <draw:frame draw:style-name="gr71" draw:text-style-name="P2" draw:layer="layout" svg:width="5.589cm" svg:height="0.505cm" svg:x="2.004cm" svg:y="2.548cm">
          <draw:text-box>
            <text:p text:style-name="P1"><text:span text:style-name="T1">Period</text:span><text:span text:style-name="T2">: Dec 2019 - Mar 2020 </text:span></text:p>
          </draw:text-box>
        </draw:frame>
        <draw:frame draw:style-name="gr72" draw:text-style-name="P2" draw:layer="layout" svg:width="6.148cm" svg:height="0.505cm" svg:x="2.004cm" svg:y="3.077cm">
          <draw:text-box>
            <text:p text:style-name="P1"><text:span text:style-name="T1">Client</text:span><text:span text:style-name="T2">: Startup Orelio, Bangalore</text:span></text:p>
          </draw:text-box>
        </draw:frame>
        <draw:frame draw:style-name="gr43" draw:text-style-name="P2" draw:layer="layout" svg:width="2.389cm" svg:height="0.505cm" svg:x="2.004cm" svg:y="3.602cm">
          <draw:text-box>
            <text:p text:style-name="P1"><text:span text:style-name="T1">Description</text:span><text:span text:style-name="T2">:</text:span></text:p>
          </draw:text-box>
        </draw:frame>
        <draw:frame draw:style-name="gr80" draw:text-style-name="P2" draw:layer="layout" svg:width="10.375cm" svg:height="0.505cm" svg:x="2.004cm" svg:y="4.132cm">
          <draw:text-box>
            <text:p text:style-name="P1"><text:span text:style-name="T2"><text:s/></text:span><text:span text:style-name="T2">Motion detection in video for Real-time Traffic System.</text:span></text:p>
          </draw:text-box>
        </draw:frame>
        <draw:frame draw:style-name="gr81" draw:text-style-name="P2" draw:layer="layout" svg:width="13.576cm" svg:height="0.505cm" svg:x="2.004cm" svg:y="4.657cm">
          <draw:text-box>
            <text:p text:style-name="P1"><text:span text:style-name="T2"><text:s/></text:span><text:span text:style-name="T2">Training Object Detection using Python &amp; Computer Vision Frameworks</text:span></text:p>
          </draw:text-box>
        </draw:frame>
        <draw:frame draw:style-name="gr77" draw:text-style-name="P2" draw:layer="layout" svg:width="2.224cm" svg:height="0.505cm" svg:x="2.004cm" svg:y="5.186cm">
          <draw:text-box>
            <text:p text:style-name="P1"><text:span text:style-name="T1">Role</text:span><text:span text:style-name="T2">: Intern</text:span></text:p>
          </draw:text-box>
        </draw:frame>
        <draw:frame draw:style-name="gr82" draw:text-style-name="P2" draw:layer="layout" svg:width="13.753cm" svg:height="0.505cm" svg:x="2.004cm" svg:y="5.712cm">
          <draw:text-box>
            <text:p text:style-name="P1"><text:span text:style-name="T1">Technologies</text:span><text:span text:style-name="T2">: Open-CV, Python, Open-source Object Detection Librari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5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1-25T11:00:27.840000000</dc:date>
    <meta:editing-duration>PT2M46S</meta:editing-duration>
    <meta:editing-cycles>3</meta:editing-cycles>
    <meta:generator>LibreOffice/24.8.3.2$Windows_X86_64 LibreOffice_project/48a6bac9e7e268aeb4c3483fcf825c94556d9f92</meta:generator>
    <meta:document-statistic meta:object-count="101"/>
  </office:meta>
</office:document-meta>
</file>